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4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55.png" xlink:type="simple" xlink:show="embed" xlink:actuate="onLoad"/></draw:frame></text:p>
          </table:table-cell>
          <table:table-cell table:style-name="Table1.B1" office:value-type="string">
            <text:h text:style-name="P6" text:outline-level="1">Степенная функция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6">C</text:span><text:span text:style-name="T1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5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2">векторизован</text:span><text:span text:style-name="T1">, </text:span>возвращает выходное значение, вычисленное по формуле:</text:p>
            <text:p text:style-name="P3"><draw:frame draw:style-name="fr3" draw:name="Объект1" text:anchor-type="as-char" svg:width="3.863cm" svg:height="1.016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2">где <draw:frame draw:style-name="fr3" draw:name="Объект2" text:anchor-type="as-char" svg:width="0.482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1">показатель степени</text:span>,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1">й и выходной сигналы</text:span>.</text:p>
            <text:p text:style-name="P2"><text:span text:style-name="T13">Свойство</text:span>:</text:p>
            <text:list xml:id="list421802681433791333" text:style-name="L1">
              <text:list-item>
                <text:p text:style-name="P7"><text:span text:style-name="T14">Показатель степени – коэффициент</text:span><text:span text:style-name="T14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4">.</text:span></text:p>
              </text:list-item>
            </text:list>
            <text:p text:style-name="P2">Параметр может быть вектором, размерность которого должна быть равна размерности входа, в этом случае на выходе будет также вектор.</text:p>
            <text:p text:style-name="P2"><text:span text:style-name="T12">Примечания</text:span>:</text:p>
            <text:list xml:id="list5628558061846840257" text:style-name="L2">
              <text:list-item>
                <text:p text:style-name="P8"><text:span text:style-name="T3">По умолчанию данный блок реализует степенное преобразование входного сигнала (скалярного или векторного) с коэффициентом</text:span><text:span text:style-name="T3"><draw:frame draw:style-name="fr3" draw:name="Object3" text:anchor-type="as-char" svg:width="1.145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.</text:span></text:p>
              </text:list-item>
              <text:list-item>
                <text:p text:style-name="P9"><text:span text:style-name="T7">Именованные свойства </text:span><text:span text:style-name="T5">могут быть заданы </text:span><text:span text:style-name="T7">как </text:span><text:span text:style-name="T10">локальные</text:span><text:span text:style-name="T7"> переменные модели (или субмодели) во вкладке </text:span><text:span text:style-name="T10">Параметры,</text:span><text:span text:style-name="T7"> как </text:span><text:span text:style-name="T10">глобальные</text:span><text:span text:style-name="T7"> сигналы проекта при помощи пункта главного меню </text:span><text:span text:style-name="T4">Сервис</text:span><text:span text:style-name="T7"> </text:span><text:span text:style-name="T8">→</text:span><text:span text:style-name="T9"> </text:span><text:span text:style-name="T11">Сигналы,</text:span><text:span text:style-name="T7"> </text:span><text:span text:style-name="T5">или как </text:span><text:span text:style-name="T4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епенная функция</dc:title>
    <dc:date>2014-12-01T15:30:11.40</dc:date>
    <meta:generator>OpenOffice/4.1.1$Win32 OpenOffice.org_project/411m6$Build-9775</meta:generator>
    <meta:editing-duration>PT2H43M34S</meta:editing-duration>
    <meta:editing-cycles>150</meta:editing-cycles>
    <meta:document-statistic meta:table-count="1" meta:image-count="2" meta:object-count="5" meta:page-count="1" meta:paragraph-count="15" meta:word-count="109" meta:character-count="760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p>
          <mfenced open="[" close="]">
            <mrow>
              <mi>x</mi>
              <mrow>
                <mo stretchy="false">(</mo>
                <mrow>
                  <mi>t</mi>
                </mrow>
                <mo stretchy="false">)</mo>
              </mrow>
            </mrow>
          </mfenced>
          <mi>a</mi>
        </msup>
      </mrow>
    </mrow>
    <annotation encoding="StarMath 5.0">y(t) = left [x(t) right ]^a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row>
        <mi>a</mi>
        <mo stretchy="false">=</mo>
        <mn>3</mn>
      </mrow>
    </mrow>
    <annotation encoding="StarMath 5.0">a=3</annotation>
  </semantics>
</math>
</file>